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Text_20_body">
      <style:paragraph-properties fo:margin-top="0in" fo:margin-bottom="0in" fo:text-align="start" style:justify-single-word="false"/>
    </style:style>
    <style:style style:name="T1" style:family="text">
      <style:text-properties fo:color="#333333"/>
    </style:style>
    <style:style style:name="T2" style:family="text">
      <style:text-properties fo:color="#cc0000" fo:font-size="10pt"/>
    </style:style>
    <style:style style:name="T3" style:family="text">
      <style:text-properties fo:color="#cc0000" fo:font-weight="bold"/>
    </style:style>
    <style:style style:name="T4" style:family="text">
      <style:text-properties fo:color="#cc0000" style:font-weight-asian="bold"/>
    </style:style>
    <style:style style:name="T5" style:family="text">
      <style:text-properties fo:color="#000000" style:font-name-asian="宋体"/>
    </style:style>
    <style:style style:name="T6" style:family="text">
      <style:text-properties fo:color="#000000" style:font-name="宋体"/>
    </style:style>
    <style:style style:name="T7" style:family="text">
      <style:text-properties fo:color="#204a87" fo:font-size="10pt"/>
    </style:style>
    <style:style style:name="T8" style:family="text">
      <style:text-properties fo:color="#204a87" style:font-weight-asian="bold"/>
    </style:style>
    <style:style style:name="T9" style:family="text">
      <style:text-properties fo:color="#204a87" fo:font-weight="bol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G-Roller的故事</text:h>
      <text:section text:style-name="Sect1" text:name="main">
        <text:p text:style-name="P2">请先看看这个帖子，尤其是下面的回复</text:p>
        <text:p text:style-name="P2"><text:a xlink:type="simple" xlink:href="http://www.csdn.net/develop/article/25/25146.shtm" office:target-frame-name="_blank" xlink:show="new">http://www.csdn.net/develop/article/25/25146.shtm</text:a></text:p>
        <text:p text:style-name="P2"> </text:p>
        <text:p text:style-name="P2">国内同行对open source的误解远远超出了我的想象。太多的误解，以至于我不知道该从哪里说起。无力去一一厘清那么多的误解，讲讲我自己的故事吧。</text:p>
        <text:p text:style-name="P2"> </text:p>
        <text:p text:style-name="P2">G-Roller（<text:a xlink:type="simple" xlink:href="http://cosoft.org.cn/projects/groller">http://cosoft.org.cn/projects/groller</text:a>） 是我发起的一个open source项目，一个基于J2EE轻量级解决方案的weblog服务器软件，目的是搭建并检验一个适用于OLTP类型web应用的通用业务框架。去年 10月，我用了两个星期的业余时间完成了它的基础框架，此后一直维护升级，并加入了另外几位朋友贡献的GUI和一些improvements。现在我公司 的项目正在使用这个框架，此外至少还有另外三个公司的项目采用它作为基础业务框架。我们仍然在不断为open source作出贡献，不断改进着这个项目。</text:p>
        <text:p text:style-name="P2"> </text:p>
        <text:p text:style-name="Text_20_body">到目前为止，为G-Roller作出贡献的大概有四类人：</text:p>
        <text:list text:style-name="L1">
          <text:list-item>
            <text:p text:style-name="P3">发起者和主要开发者（也就是我本人）。前前后后，我用了大概一个月的业余时间在这个开源项目上，主要是开发核心框架和示例应用，几乎没有做 GUI。现在我们的项目使用这个框架，也就是说我的工作有90%被应用在项目里，项目前期的技术探索时间被节约下来，等于是公司为我付出的业余时间买了 单。由于将项目open source，我得到了有价值的反馈和peer review，这是我的额外收获。 </text:p>
          </text:list-item>
          <text:list-item>
            <text:p text:style-name="P3">辅助开发者（有两位）。他们发现并修改了G-Roller框架中的一些bugs，并且做出了一个简单但可用的GUI。他们的贡献使G- Roller框架能够真正应用在企业级开发中，避免了深藏的bug在后期造成危害，而且一个GUI也使G-Roller更具亲和力。两人之中至少有一人已 经在项目里使用这个框架，相信这也大大节约了他的时间成本。 </text:p>
          </text:list-item>
          <text:list-item>
            <text:p text:style-name="P3">使用者（一到两位）。他们没有提出更多的修改意见，而是直接使用G-Roller框架作为自己项目的业务框架。由于现在并没有一个open source的“开箱即用”的业务框架，他们节约了自主开发的时间，并且可以得到我的免费技术支持——虽然经常是语焉不详的。 </text:p>
          </text:list-item>
          <text:list-item>
            <text:p text:style-name="P4">关注者（众多）。包括学生和职业开发者。他们没有提出更多的修改意见，也没有实际应用，只是学习其中的设计思想。G-Roller是一个 sample application，通过它可以了解Hibernate和Spring的基本用法，以及一些体系结构和设计中的最佳实践。</text:p>
          </text:list-item>
        </text:list>
        <text:p text:style-name="Text_20_body">在这里，在所有这些关注open source、为open source作出贡献的人里，有任何一个人吃亏了吗？有任何一个人需要靠着高尚情操的支撑才能做出这一切吗？有任何一个人没有因为open source而获益吗？open source就是这样一件让所有人都获益的事情，在我看来是再明显不过的了，为什么还会有那么多的争执不休呢？</text:p>
        <text:p text:style-name="P2">2004年03月11日, 星期四 19:38 (79280)</text:p>
      </text:section>
      <text:section text:style-name="Sect1" text:name="Section1">
        <text:h text:style-name="P1" text:outline-level="1" text:is-list-header="true"><text:bookmark text:name="main"/>上海，非常开心的聚会</text:h>
        <text:p text:style-name="P2">刚 参加完Hibernate中文论坛组织的聚会，非常开心。今天做了一个简短的演讲，关于AOP，下来以后我就发现自己讲得很有意思：一举例子就是“杭州工 商局如何如何”，简直就成了工商业务介绍，呵呵。演讲之后和几个新认识的朋友坐在一起继续讨论技术和业务，又长了很多见识，这次到上海真是收获太大了。</text:p>
        <text:p text:style-name="P2"> </text:p>
        <text:p text:style-name="P2">遇到了青鸟上海公司的两个同事，聊了一下公司里的产品线和技术方向，顺便也聊到了open source。青鸟公司在技术观念上还是非常开放的，即便是不主动去做一些open source的东西，也不会阻止（甚至会某种程度上鼓励）自己的员工去参与。我想如果要体验到open source的文化和它带来的利益，首先起码应该给它必要的尊重，而不是以这样那样的方式去损害它。你可以误解open source，你可以对它不闻不问甚至嗤之以鼻，作为一个open source的鼓吹者和贡献者我能理解这一切。但如果有人以这样那样的方式去打击、伤害一个open source项目，我就不禁要心寒了。</text:p>
        <text:p text:style-name="P2">2004年03月13日, 星期六 22:35 (81955)</text:p>
      </text:section>
      <text:section text:style-name="Sect1" text:name="Section2">
        <text:h text:style-name="P1" text:outline-level="1" text:is-list-header="true"><text:bookmark text:name="main1"/>羡慕</text:h>
        <text:p text:style-name="P2">moxie_qac：SiteMesh 概述</text:p>
        <text:p text:style-name="P2"><text:a xlink:type="simple" xlink:href="http://gigix.blogdriver.com/showBlog.do?bloggerID=21751&amp;diaryID=106942" office:target-frame-name="_blank" xlink:show="new">http://gigix.blogdriver.com/showBlog.do?bloggerID=21751&amp;diaryID=106942</text:a></text:p>
        <text:p text:style-name="P2"><text:span text:style-name="T1">WebWork2概述</text:span><text:line-break/><text:a xlink:type="simple" xlink:href="http://gigix.blogdriver.com/showBlog.do?bloggerID=21751&amp;diaryID=106995" office:target-frame-name="_blank" xlink:show="new">http://gigix.blogdriver.com/showBlog.do?bloggerID=21751&amp;diaryID=106995</text:a></text:p>
        <text:p text:style-name="P2"> </text:p>
        <text:p text:style-name="P2">WebWork、xWork、SiteMesh、OSWorkflow、OSCore、OSUser、OSCache、Quartz…… OpenSymphony给了我们多少优秀的工具，而且都是Open Source的。国外像这样的著名公司还有几家。Open Source不仅让他们的产品接受全世界开发者的peer review和贡献，而且给了这家公司和它的员工们极大的声望。好羡慕他们。</text:p>
        <text:p text:style-name="P2">2004年04月7日, 星期三 16:01 (107029)</text:p>
      </text:section>
      <text:section text:style-name="Sect1" text:name="Section3">
        <text:h text:style-name="P1" text:outline-level="1" text:is-list-header="true"><text:bookmark text:name="main2"/>"Horrible" Open Source</text:h>
        <text:p text:style-name="P2">请看来自CSDN的一个帖子：</text:p>
        <text:p text:style-name="P2"><text:a xlink:type="simple" xlink:href="http://expert.csdn.net/Expert/TopicView1.asp?id=2937671" office:target-frame-name="_blank" xlink:show="new">http://expert.csdn.net/Expert/TopicView1.asp?id=2937671</text:a></text:p>
        <text:p text:style-name="P2"> </text:p>
        <text:p text:style-name="P2">我真是不太明白，为什么会有人以这种方式使用Hibernate??而且是在一个真实的（虽然很可能是toy program）项目中。我相信，中国J2EE社群中鼓吹Hibernate的人们，例如Potian、Robbin和我，我们都已经在介绍 Hibernate本身的同时说明了一些基本的原则，例如不能直接将实体传向表现层；并且我们都介绍了一些对Hibernate的封装，例如 Spring、Flex和G-Roller。那么，为什么会有新手在知道Hibernate的同时却不知道这些最基本的原则？还好这位新手遇到了这个问 题，要是他一直只把单个的实体（而不是Hibernate的List）传递到表现层，当系统复杂度和负载量增大的时候，会遇到多么大的麻烦！</text:p>
        <text:p text:style-name="P2"> </text:p>
        <text:p text:style-name="P2">Open Source有时是一种非常可怕的东西，因为它纵容无知者无畏，对不懂规矩的游戏者毫无约束。</text:p>
        <text:p text:style-name="P2">2004年04月7日, 星期三 19:30 (107282)</text:p>
      </text:section>
      <text:section text:style-name="Sect1" text:name="Section4">
        <text:h text:style-name="P1" text:outline-level="1" text:is-list-header="true"><text:bookmark text:name="main3"/>G-Roller框架使用手册</text:h>
        <text:p text:style-name="P2">贴图和文本格式极度不灵活，干脆还是把WORD文档贴上来算了。</text:p>
        <text:p text:style-name="P2"><text:a xlink:type="simple" xlink:href="http://gigix.blogdriver.com/diary/gigix/inc/G_ROLLER_MANUAL.doc" office:target-frame-name="_blank" xlink:show="new">http://gigix.blogdriver.com/diary/gigix/inc/G_ROLLER_MANUAL.doc</text:a></text:p>
        <text:p text:style-name="P2">2004年04月9日, 星期五 17:15 (110102)</text:p>
      </text:section>
      <text:section text:style-name="Sect1" text:name="Section5">
        <text:h text:style-name="P1" text:outline-level="1" text:is-list-header="true"><text:bookmark text:name="main4"/>每天一小时，我做不到吗？</text:h>
        <text:p text:style-name="P2">有人这样说起自己对open source的看法：</text:p>
        <text:p text:style-name="P2"> </text:p>
        <text:p text:style-name="P2">“也许还有一个问题是无法回避的，国外的程序员除了浓厚的兴趣+高超的技术，还有足够的时间和基本的生活保障，而我们的程序员则大都在为生活拼命，为买一套房、一辆车，为结婚、养老婆、孩子、父母。”</text:p>
        <text:p text:style-name="P2"> </text:p>
        <text:p text:style-name="P2">“如果我们不先顾手头的工作——也许技术含量低，却也照样占据了我们大量的时间，甚至是休息时间——刚才列举的那些都得不到保障，试问，我们将 如何去面对我们的爱人、父母，还有那嗷嗷待哺的孩子？难道我们可以告诉他们：我们正在从事的非常崇高的事业，就像共产主义一样振奋人心？</text:p>
        <text:p text:style-name="P2">当我们在研究、使用国外的高手开发的开源项目的时候，心里有的不光是感激、羡慕，也照样有投身其中的冲动，因为做技术的有几个不期望自己有天能和那些大师般，有自己的标志，被别人所传颂？”</text:p>
        <text:p text:style-name="P2"> </text:p>
        <text:p text:style-name="P2">“我也曾开玩笑说，等我有了钱——不需要太多，也许几十万足矣（因为我现在的期望值并不高）——我就可以回到乡下去，盖一间陋室、讨一个老婆、 当一个平凡的教书匠，白天给那些山里的孩子讲述外面的世界，以及二进制的世界，晚上则坐在电脑面前，用开源的形式，体现自己受教育的成果，还有自己的价 值。”</text:p>
        <text:p text:style-name="P2"> </text:p>
        <text:p text:style-name="P2">“呵呵，梦幻般的美好，也因梦幻而不真实！”</text:p>
        <text:p text:style-name="P2"> </text:p>
        <text:p text:style-name="P2">我只想提一个问题。我知道你工作辛苦，我知道你责任重大。我只想问：每天晚上9点到10点，你在干什么？有多少人能拍着胸口说“我在加班”、 “我在自学”、“我在做第二职业挣钱”？既然你也认为open source有价值，每天抽出一个小时投身其中，你真的做不到吗？或者，你真的尝试过吗？</text:p>
        <text:p text:style-name="P2"> </text:p>
        <text:p text:style-name="P2">每天一个小时，少打两把游戏，少聊一会QQ，少看一集电视剧。要做事，就从这一个小时开始。仅仅每天一个小时，并不一定先有几十万的家底做保证才可以做得到，我完全相信。</text:p>
        <text:p text:style-name="P2">2004年06月16日, 星期三 23:55 (203173)</text:p>
      </text:section>
      <text:section text:style-name="Sect1" text:name="Section6">
        <text:h text:style-name="P1" text:outline-level="1" text:is-list-header="true"><text:bookmark text:name="main5"/>CVS搞定，G-Roller项目重开</text:h>
        <text:p text:style-name="P2">CVS Server: cvs.javaeye.com<text:line-break/>Repository: /cvsroot/gigix</text:p>
        <text:p text:style-name="P2">Username: anonymous</text:p>
        <text:p text:style-name="P2">Password: anonymous</text:p>
        <text:p text:style-name="P2"> </text:p>
        <text:p text:style-name="P2">感谢<text:a xlink:type="simple" xlink:href="http://forum.javaeye.com/" office:target-frame-name="_blank" xlink:show="new">JavaEye</text:a>（尤 其是Robbin）的大力支持。现在G-Roller项目的框架部分已经基本成熟，下面要开始做一个真正可用的weblog系统，会有大量的应用开发工 作。请各位对G-Roller项目有兴趣的同志到CVS上checkout最新的版本，把你的开发成果发给我（别忘了单元测试），我审阅后会尽快 checkin。如果希望成为项目组的成员，请通过mail与我联系：xiongjie at csdn dot net。以前提出过成为项目组成员申请的同志最好是再发一次信确认。</text:p>
        <text:p text:style-name="P2">2004年06月19日, 星期六 00:03 (206211)</text:p>
      </text:section>
      <text:section text:style-name="Sect1" text:name="Section7">
        <text:h text:style-name="P1" text:outline-level="1" text:is-list-header="true"><text:bookmark text:name="main6"/>有趣的调查</text:h>
        <text:p text:style-name="P2">CSDN调查：你了解开源吗？</text:p>
        <text:p text:style-name="P2"><text:a xlink:type="simple" xlink:href="http://www.csdn.net/Questionnaire/award1.asp?id=96" office:target-frame-name="_blank" xlink:show="new">http://www.csdn.net/Questionnaire/award1.asp?id=96</text:a></text:p>
        <text:p text:style-name="P2"> </text:p>
        <text:p text:style-name="P2">一大半人说，开源是个好东西；同时一大半人说，我从来没有参与过任何一个开源项目。</text:p>
        <text:p text:style-name="P2"> </text:p>
        <text:p text:style-name="P2">感情还是慷别人之慨最幸福。又想起昨天说的“高尚”的话题了。</text:p>
        <text:p text:style-name="P2">2004年06月7日, 星期一 14:45 (188898)</text:p>
      </text:section>
      <text:section text:style-name="Sect1" text:name="Section8">
        <text:h text:style-name="P1" text:outline-level="1" text:is-list-header="true"><text:bookmark text:name="main7"/>笨蛋小贼</text:h>
        <text:p text:style-name="P2">笨 蛋小贼是阿拉蕾漫画里的一类重要角色。他们想偷红薯，想抢银行，想劫持太空船，但每次都由于自己的低能把事情搞砸。做正经事需要一点能力，做坏事同样需要 一点能力，不是昧了良心就可以做成坏事的。而且做坏事也许应该尤其审慎，如果一不小心当了笨蛋小贼，不仅没人同情，反倒会遭到最无情的耻笑了。</text:p>
        <text:p text:style-name="P2"> </text:p>
        <text:p text:style-name="P2">“中国的中间件核心技术企业”：</text:p>
        <text:p text:style-name="P2"><text:a xlink:type="simple" xlink:href="http://www.jboss.org.cn/" office:target-frame-name="_blank" xlink:show="new">http://www.jboss.org.cn</text:a></text:p>
        <text:p text:style-name="P2"> </text:p>
        <text:p text:style-name="P2">没想到还不是JBOSS的代理，没想到原来是家盗版商，没想到还敢堂而皇之地跑到JavaEye去炫耀，没想到……啊不，顺理成章地就被揭穿了。</text:p>
        <text:p text:style-name="P2"><text:a xlink:type="simple" xlink:href="http://forum.javaeye.com/viewtopic.php?t=5970" office:target-frame-name="_blank" xlink:show="new">http://forum.javaeye.com/viewtopic.php?t=5970</text:a></text:p>
        <text:p text:style-name="P2"> </text:p>
        <text:p text:style-name="P2">sigh，笨蛋小贼。就算要做坏事，好歹做得像样点吧？再怎么说，在老外眼里你也是个中国人啊。拿我们高中班主任的话来说，“有辱国格”。</text:p>
        <text:p text:style-name="P2">2004年07月6日, 星期二 17:09 (230514)</text:p>
      </text:section>
      <text:section text:style-name="Sect1" text:name="Section9">
        <text:h text:style-name="P1" text:outline-level="1" text:is-list-header="true"><text:bookmark text:name="main8"/>参与开源</text:h>
        <text:p text:style-name="P2">Hibernate 2.1.6发布，主发行包中携带中文文档</text:p>
        <text:p text:style-name="P2"><text:a xlink:type="simple" xlink:href="http://forum.javaeye.com/viewtopic.php?t=6716" office:target-frame-name="_blank" xlink:show="new">http://forum.javaeye.com/viewtopic.php?t=6716</text:a></text:p>
        <text:p text:style-name="P2"> </text:p>
        <text:p text:style-name="P2">不必抱怨没有时间，不必担心能力不够，只要你愿意，就这么一段一段、一篇一篇的翻译，也可以为开源作出巨大的贡献。</text:p>
        <text:p text:style-name="P2">2004年08月10日, 星期二 09:35 (276667)</text:p>
      </text:section>
      <text:section text:style-name="Sect1" text:name="Section10">
        <text:h text:style-name="P1" text:outline-level="1" text:is-list-header="true"><text:bookmark text:name="main9"/>赚钱之道</text:h>
        <text:p text:style-name="P2">TSS：SourceLabs开张，承诺可靠的开源系统</text:p>
        <text:p text:style-name="P2"><text:a xlink:type="simple" xlink:href="http://www.theserverside.com/news/thread.tss?thread_id=29036" office:target-frame-name="_blank" xlink:show="new">http://www.theserverside.com/news/thread.tss?thread_id=29036</text:a></text:p>
        <text:p text:style-name="P2"> </text:p>
        <text:p text:style-name="P2"><office:annotation><dc:date>2007-02-23T00:00:00</dc:date><text:p>&lt;!--StartFragment --&gt;</text:p></office:annotation>“SourceLabs is taking a new approach to open source by creating services and solutions that allow companies to depend on any open source projects, irrespective of the brand, author or configuration. SourceLabs states that they will be creating common configurations of popular open source products along with providing sophisticated support options to customers. ”</text:p>
        <text:p text:style-name="P2"> </text:p>
        <text:p text:style-name="P2">这也是一条不错的赚钱之道：为企业做流行开源软件的顾问咨询。分析软件项目的需求，参与制定合适的技术架构，选择各部分使用的开源产品，开发vertical slice和template application。我打算把这个作为自己咨询工作的一个重要方面。</text:p>
        <text:p text:style-name="P2">2004年09月29日, 星期三 08:54 (344568)</text:p>
      </text:section>
      <text:section text:style-name="Sect1" text:name="Section11">
        <text:h text:style-name="P1" text:outline-level="1" text:is-list-header="true"><text:bookmark text:name="main10"/>G-Roller失败的原因</text:h>
        <text:p text:style-name="P2">已 经有好几个人问我，为什么把G-Roller项目给废弃了。从技术的角度，G-Roller的框架部分仅仅是我不了解Spring功能之前的一个 workaround。既然现在Spring已经提供了如此之好的功能，那么废弃这个workaround的solution是顺理成章的事情。而从产品 的角度，我没有对一个blog产品进行建模，因此注定了它只能是一个sample application。<text:line-break/><text:line-break/>其实blog和论坛的模型应 该是相当容易建的，涉及的对象也并不多，但我看到不少的产品之余，却没有看到一份这方面的模型文档。dreamhead，如果我们真的想要做这样一个产品 的话，我们首先应该做一个对象模型，因为这里已经没有技术难题，唯一的问题是我们经常想不清楚要“做什么”而已。</text:p>
        <text:p text:style-name="P2">2005年02月9日, 星期三 21:04 (530835)</text:p>
      </text:section>
      <text:section text:style-name="Sect1" text:name="Section12">
        <text:h text:style-name="P1" text:outline-level="1" text:is-list-header="true"><text:bookmark text:name="main11"/>为了放弃的努力</text:h>
        <text:p text:style-name="P5">在“<text:a xlink:type="simple" xlink:href="http://gigix.blogdriver.com/gigix/530835.html">G-Roller失败的原因</text:a>”下面，一位朋友这样写道：“愿意放弃曾经的心血本身就是一种智慧。”<text:line-break/><text:line-break/>是智慧吗？我不知道。不过正如我在“<text:a xlink:type="simple" xlink:href="http://gigix.blogdriver.com/gigix/576358.html">Fail Fast</text:a>”写的，其实自己在做的事情，或许99%都是为了放弃的努力。我最大的问题就是行动力不足，所以必须不断不断地催着自己，动手做每一件事。这就像做软件的快速迭代，如果没有尽快的尝试、尽快的放弃，那么任何事情都会做不成的。<text:line-break/><text:line-break/>人生百年，说得长了，任何一件事到最后都要放弃。给自己享受做事的快乐，放弃又何尝不是一种收获？最怕的，或许不是放弃，而是有一天再也不敢放弃。到那时，恐怕也就再也做不成任何事了。</text:p>
        <text:p text:style-name="P2">2005年04月6日, 星期三 18:22 (614195)</text:p>
      </text:section>
      <text:section text:style-name="Sect1" text:name="Section13">
        <text:h text:style-name="P1" text:outline-level="1" text:is-list-header="true"><text:bookmark text:name="main12"/>Ubuntu-ing</text:h>
        <text:p text:style-name="P2">I'm now on Ubuntu...not bad, except that I can't input Chinese characters yet.<text:line-break/><text:line-break/>Trying to move out from Windows...</text:p>
        <text:p text:style-name="P2">2006年08月16日, 星期三 19:08 (1217775)</text:p>
      </text:section>
      <text:section text:style-name="Sect1" text:name="Section14">
        <text:h text:style-name="P1" text:outline-level="1" text:is-list-header="true"><text:bookmark text:name="main13"/>硒元素上铁道</text:h>
        <text:p text:style-name="P2"><text:a xlink:type="simple" xlink:href="http://openqa.org/selenium-on-rails/">Selenium on Rails</text:a>提供了另一种使用<text:a xlink:type="simple" xlink:href="http://selenium.thoughtworks.com/">Selenium</text:a>的方式，并且是一种很舒服的方式，与Rails结合相当漂亮。如果采用<text:a xlink:type="simple" xlink:href="http://openqa.org/selenium-on-rails/">Rails</text:a>来开发网站，我看不出有任何理由不用Selenium on Rails来做验收测试。<text:line-break/><text:line-break/>Selenium的一部分将用到Selenium on Rails，以一种很tricky的方式。</text:p>
        <text:p text:style-name="P2">2006年08月23日, 星期三 17:00 (1220104)</text:p>
      </text:section>
      <text:section text:style-name="Sect1" text:name="Section15">
        <text:h text:style-name="P1" text:outline-level="1" text:is-list-header="true"><text:bookmark text:name="main14"/>CCMon 0.0.1</text:h>
        <text:p text:style-name="P2"><text:a xlink:type="simple" xlink:href="http://code.google.com/p/ccmon">http://code.google.com/p/ccmon</text:a><text:line-break/><text:line-break/>It's -- yet another -- <text:a xlink:type="simple" xlink:href="http://cruisecontrol.sf.net/">CruiseControl</text:a> monitor, working as a <text:a xlink:type="simple" xlink:href="http://desktop.google.com/">Google Desktop</text:a> plugin (a.k.a. "gadget"). You can try it now:<text:line-break/><text:line-break/>1. check source code out via svn. (see <text:a xlink:type="simple" xlink:href="http://code.google.com/p/ccmon/source">http://code.google.com/p/ccmon/source</text:a>)<text:line-break/>2. run rake build.<text:line-break/>3. install build/dist/ccmon.gg<text:line-break/>4. config it in "Options..."<text:line-break/><text:line-break/>Enjoy! (And raise hands to push it forward.)</text:p>
        <text:p text:style-name="P2">2006年08月24日, 星期四 11:06 (1220340)</text:p>
      </text:section>
      <text:section text:style-name="Sect1" text:name="Section16">
        <text:h text:style-name="P1" text:outline-level="1" text:is-list-header="true"><text:bookmark text:name="main15"/>Selenium的家</text:h>
        <text:p text:style-name="P2">在<text:a xlink:type="simple" xlink:href="http://www.thoughtworks.com.au/">ThoughtWorks Melbourne</text:a> office随手拍了几张照片，是<text:a xlink:type="simple" xlink:href="http://selenium.thoughtworks.com/">Selenium</text:a>项目的卡片墙。Glacier曾经说想看看我们的卡片墙，现在就贴一个出来。<text:line-break/><text:line-break/><text:a xlink:type="simple" xlink:href="http://www.flickr.com/photos/32134807@N00/229848313/">(there's an image) </text:a></text:p>
        <text:p text:style-name="P2"><text:a xlink:type="simple" xlink:href="http://www.flickr.com/photos/32134807@N00/229848313/">2006年08月31日, 星期四 16:52 (1222828)</text:a></text:p>
      </text:section>
      <text:section text:style-name="Sect1" text:name="Section17">
        <text:h text:style-name="P1" text:outline-level="1" text:is-list-header="true"><text:bookmark text:name="main16"/><text:a xlink:type="simple" xlink:href="http://www.flickr.com/photos/32134807@N00/229848313/">セレニウム</text:a></text:h>
        <text:p text:style-name="P2"><text:bookmark text:name="_ctl1_dfForm"/><text:bookmark text:name="_ctl1_dfForm_Databoundlabel6"/><text:a xlink:type="simple" xlink:href="http://www.flickr.com/photos/32134807@N00/229848313/">セレニウム就是Selenium……这里有两篇Selenium的入门文章，日语的。<text:line-break/><text:line-break/></text:a><text:a xlink:type="simple" xlink:href="http://codezine.jp/a/article.aspx?aid=436">前?：Seleniumの概要とインスト?ル手?</text:a><text:line-break/><text:a xlink:type="simple" xlink:href="http://codezine.jp/a/article.aspx?aid=452">後?：テストケ?スの作成とテストの?行</text:a><text:line-break/><text:line-break/>本 稿では、Webアプリケ?ション用のテストツ?ルSelenium（セレニウム）を利用するための手?を解?します。Seleniumは、ブラウザ操作を 自?化して、Webアプリケ?ションの??・??を?率的に行うことができ、OS／ブラウザ互?などの特?を持っています。今回は、Seleniumの概 要および、Seleniumのダウンロ?ド、インスト?ル手?について解?します。</text:p>
        <text:p text:style-name="P2">2006年08月8日, 星期二 08:48 (1214661)</text:p>
      </text:section>
      <text:section text:style-name="Sect1" text:name="Section18">
        <text:h text:style-name="P1" text:outline-level="1" text:is-list-header="true"><text:bookmark text:name="main17"/>Selenium团队全家福</text:h>
        <text:p text:style-name="P2">在<text:a xlink:type="simple" xlink:href="http://publishblog.blogdriver.com/control/blog/www.thoughtworks.com.au">ThoughtWorks Melbourne</text:a> office的<text:a xlink:type="simple" xlink:href="http://publishblog.blogdriver.com/control/blog/selenium.thoughtworks.com">Selenium</text:a>团队由4个人组成：Mike Williams、黄亮、王鹏超和我。这个团队在星期五下午5:17的状态是：黄亮和我已经收工，Mike和WPC仍然以极高的革命热情为开源社群做着贡献。<text:line-break/><text:line-break/><text:a xlink:type="simple" xlink:href="http://www.flickr.com/photos/32134807@N00/237547500/">(there's an image)</text:a></text:p>
        <text:p text:style-name="P2"><text:a xlink:type="simple" xlink:href="http://www.flickr.com/photos/32134807@N00/237547500/">2006年09月8日, 星期五 18:54 (1225330)</text:a></text:p>
      </text:section>
      <text:section text:style-name="Sect1" text:name="Section19">
        <text:h text:style-name="P1" text:outline-level="1" text:is-list-header="true"><text:bookmark text:name="main18"/><text:a xlink:type="simple" xlink:href="http://www.flickr.com/photos/32134807@N00/237547500/">最后一个壁垒</text:a></text:h>
        <text:p text:style-name="P2"><text:a xlink:type="simple" xlink:href="http://www.flickr.com/photos/32134807@N00/237547500/">徐继哲：</text:a><text:a xlink:type="simple" xlink:href="http://www.billxu.com/friend/rms/an.open.letter.to.cmb.html">致招商银行的公开信</text:a><text:line-break/><text:line-break/>使 用Ubuntu几个月以来，招行网银已经成了最后一个壁垒??最后一个让我不得不打开Windows的理由。不过说实话，我并不期待徐先生的请愿会让招行 迷途知返（虽然我对他的呼吁非常支持）。相反我倒更期待流氓软件的作者们，以及做了流氓还要立牌坊的周xx们，希望他们把流氓软件做得越来越好，以至于所 有人都无法上网，上网就被跳出一大堆广告窗，让你什么事都干不成，每天都有无数人帐号被盗。到那时候，不怕招行不出Linux版的网银。<text:line-break/><text:line-break/>至于更远的联想么：<text:line-break/><text:line-break/><text:span text:style-name="T2">(07:30:58 PM) </text:span><text:span text:style-name="T3">Lost Lack Envy|</text:span><text:span text:style-name="T4">这西点当真是缺了啥家什都不行</text:span><text:span text:style-name="T3">,</text:span><text:span text:style-name="T4">不能凑活得说</text:span><text:span text:style-name="T3">:</text:span> <text:span text:style-name="T5">在软件产业格局在盗版固化的情况下</text:span><text:span text:style-name="T6">.</text:span><text:span text:style-name="T5">流氓插件利用免费软件传播，软件作者取得收入的模式也算一个注脚，所谓的流氓对流氓，东风起战鼓擂，这个世界谁怕谁</text:span><text:span text:style-name="T6">.</text:span><text:line-break/><text:span text:style-name="T7">(07:31:13 PM) </text:span><text:span text:style-name="T8">透明</text:span><text:span text:style-name="T9">??</text:span><text:span text:style-name="T8">你不喝牛奶能不冷吗</text:span><text:span text:style-name="T9">:</text:span> 正解<text:line-break/><text:span text:style-name="T7">(07:32:17 PM) </text:span><text:span text:style-name="T8">透明</text:span><text:span text:style-name="T9">??</text:span><text:span text:style-name="T8">你不喝牛奶能不冷吗</text:span><text:span text:style-name="T9">:</text:span> 说不定再做得猛点，中国人全都不敢用Windows，用也没法用，上网立即被插到扑街，4亿网民全部转用Linux，掀起全民开源热潮，那就更要名垂青史了</text:p>
        <text:p text:style-name="P2">2007年01月31日, 星期三 19:38 (1260620)</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9:06</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20" meta:paragraph-count="122" meta:word-count="1214" meta:character-count="7884"/>
  </office:meta>
</office:document-meta>
</file>